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2.3854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3689in"/>
    </style:style>
    <style:style style:name="co21" style:family="table-column">
      <style:table-column-properties fo:break-before="auto" style:column-width="0.6161in"/>
    </style:style>
    <style:style style:name="co22" style:family="table-column">
      <style:table-column-properties fo:break-before="auto" style:column-width="0.5898in"/>
    </style:style>
    <style:style style:name="co23" style:family="table-column">
      <style:table-column-properties fo:break-before="auto" style:column-width="0.2673in"/>
    </style:style>
    <style:style style:name="co24" style:family="table-column">
      <style:table-column-properties fo:break-before="auto" style:column-width="0.3102in"/>
    </style:style>
    <style:style style:name="co25" style:family="table-column">
      <style:table-column-properties fo:break-before="auto" style:column-width="4.65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3in"/>
    </style:style>
    <style:style style:name="co28" style:family="table-column">
      <style:table-column-properties fo:break-before="auto" style:column-width="7.2638in"/>
    </style:style>
    <style:style style:name="co29" style:family="table-column">
      <style:table-column-properties fo:break-before="auto" style:column-width="1.8535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0.4417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0.3346in"/>
    </style:style>
    <style:style style:name="co45" style:family="table-column">
      <style:table-column-properties fo:break-before="auto" style:column-width="0.3571in"/>
    </style:style>
    <style:style style:name="co46" style:family="table-column">
      <style:table-column-properties fo:break-before="auto" style:column-width="2.1575in"/>
    </style:style>
    <style:style style:name="co47" style:family="table-column">
      <style:table-column-properties fo:break-before="auto" style:column-width="1.1283in"/>
    </style:style>
    <style:style style:name="co32" style:family="table-column">
      <style:table-column-properties fo:break-before="auto" style:column-width="0.889in"/>
    </style:style>
    <style:style style:name="co48" style:family="table-column">
      <style:table-column-properties fo:break-before="auto" style:column-width="1.1791in"/>
    </style:style>
    <style:style style:name="co49" style:family="table-column">
      <style:table-column-properties fo:break-before="auto" style:column-width="1.4472in"/>
    </style:style>
    <style:style style:name="co50" style:family="table-column">
      <style:table-column-properties fo:break-before="auto" style:column-width="0.4154in"/>
    </style:style>
    <style:style style:name="co51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02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0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18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2" style:family="table-cell" style:parent-style-name="Default">
      <style:table-cell-properties fo:border="2.01pt solid #000000"/>
    </style:style>
    <style:style style:name="ce12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2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" style:family="table-cell" style:parent-style-name="Default">
      <style:table-cell-properties fo:border="2.01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9" style:family="table-cell" style:parent-style-name="Default">
      <style:table-cell-properties fo:border="2.01pt solid #000000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3" style:family="table-cell" style:parent-style-name="Default">
      <style:table-cell-properties fo:border-bottom="2.01pt solid #000000" fo:border-left="2.01pt solid #000000" fo:border-right="none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60" style:family="table-cell" style:parent-style-name="Default">
      <style:table-cell-properties fo:border-bottom="2.01pt solid #000000" fo:border-left="none" fo:border-right="2.01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8" style:family="table-cell" style:parent-style-name="Neutral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4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86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9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93" style:family="table-cell" style:parent-style-name="Neutral">
      <style:table-cell-properties fo:background-color="transparent"/>
    </style:style>
    <style:style style:name="ce94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95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9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1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163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="2.01pt solid #000000"/>
    </style:style>
    <style:style style:name="ce17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="1.5pt solid #000000"/>
    </style:style>
    <style:style style:name="ce184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85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18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91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92" style:family="table-cell" style:parent-style-name="Default">
      <style:table-cell-properties fo:border="2.01pt solid #000000"/>
    </style:style>
    <style:style style:name="ce193" style:family="table-cell" style:parent-style-name="Default">
      <style:table-cell-properties fo:border="2.01pt solid #000000"/>
    </style:style>
    <style:style style:name="ce194" style:family="table-cell" style:parent-style-name="Default">
      <style:table-cell-properties fo:border="2.01pt solid #000000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6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4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07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6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4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fo:border="none"/>
    </style:style>
    <style:style style:name="ce270" style:family="table-cell" style:parent-style-name="Default"/>
    <style:style style:name="ce2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73" style:family="table-cell" style:parent-style-name="Default">
      <style:table-cell-properties fo:border-bottom="2.01pt solid #000000" fo:border-left="2.01pt solid #000000" fo:border-right="none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order-bottom="2.01pt solid #000000" fo:border-left="none" fo:border-right="2.01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80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8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9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1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1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2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3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27" style:family="table-cell" style:parent-style-name="Default">
      <style:table-cell-properties fo:border-bottom="none" fo:border-left="none" fo:border-right="3pt solid #000000" fo:border-top="none"/>
    </style:style>
    <style:style style:name="ce32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329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330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332" style:family="table-cell" style:parent-style-name="Neutral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3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334" style:family="table-cell" style:parent-style-name="Neutral">
      <style:table-cell-properties fo:background-color="transparent"/>
    </style:style>
    <style:style style:name="ce335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336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33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345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34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49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352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353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354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355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35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8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36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3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36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366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36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72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7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74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75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order-bottom="none" fo:border-left="2.01pt solid #000000" fo:border-right="none" fo:border-top="none"/>
    </style:style>
    <style:style style:name="ce37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79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81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82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83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84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8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38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9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9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39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4" style:family="table-cell" style:parent-style-name="Default">
      <style:table-cell-properties fo:border="1.5pt solid #000000"/>
    </style:style>
    <style:style style:name="ce3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96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="2.01pt solid #000000"/>
    </style:style>
    <style:style style:name="ce398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10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9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/>
    </style:style>
    <style:style style:name="T15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20"/>
        <table:table-column table:style-name="co4" table:default-cell-style-name="ce270"/>
        <table:table-column table:style-name="co5" table:default-cell-style-name="ce251"/>
        <table:table-column table:style-name="co6" table:default-cell-style-name="ce251"/>
        <table:table-column table:style-name="co6" table:default-cell-style-name="ce27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84" office:value-type="string" calcext:value-type="string" table:number-columns-spanned="39" table:number-rows-spanned="2">
            <text:p>My Personal Issue of C/C++ Fundamentals</text:p>
          </table:table-cell>
          <table:covered-table-cell table:style-name="ce190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185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191"/>
          <table:covered-table-cell table:style-name="ce195"/>
          <table:covered-table-cell table:number-columns-repeated="4" table:style-name="Default"/>
          <table:covered-table-cell table:number-columns-repeated="2"/>
          <table:table-cell table:style-name="ce279" table:number-columns-spanned="1" table:number-rows-spanned="86"/>
          <table:table-cell table:style-name="ce280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16"/>
          <table:covered-table-cell table:number-columns-repeated="3"/>
          <table:table-cell table:style-name="ce279" table:number-columns-spanned="1" table:number-rows-spanned="34"/>
          <table:table-cell table:style-name="ce328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186" office:value-type="string" calcext:value-type="string">
            <text:p>№</text:p>
          </table:table-cell>
          <table:table-cell table:style-name="ce186" office:value-type="string" calcext:value-type="string">
            <text:p>Percent learning</text:p>
          </table:table-cell>
          <table:table-cell table:style-name="ce187" office:value-type="string" calcext:value-type="string">
            <text:p>Name header</text:p>
          </table:table-cell>
          <table:table-cell table:style-name="ce243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243"/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243"/>
          <table:covered-table-cell/>
          <table:table-cell table:style-name="ce243" office:value-type="string" calcext:value-type="string">
            <text:p>№</text:p>
          </table:table-cell>
          <table:table-cell table:style-name="ce317" office:value-type="string" calcext:value-type="string">
            <text:p>Percent learning</text:p>
          </table:table-cell>
          <table:table-cell table:style-name="ce243" office:value-type="string" calcext:value-type="string">
            <text:p>Name Library</text:p>
          </table:table-cell>
          <table:table-cell table:style-name="ce243" office:value-type="string" calcext:value-type="string">
            <text:p>Reference/Materials</text:p>
          </table:table-cell>
          <table:table-cell table:style-name="ce243" office:value-type="string" calcext:value-type="string">
            <text:p>My solution</text:p>
          </table:table-cell>
          <table:covered-table-cell table:style-name="ce327"/>
          <table:table-cell table:style-name="ce32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342" office:value-type="string" calcext:value-type="string">
            <text:p><text:a xlink:href="https://en.cppreference.com/w/cpp/11" xlink:type="simple">#1</text:a></text:p>
          </table:table-cell>
          <table:table-cell table:style-name="ce344" table:number-columns-spanned="1" table:number-rows-spanned="18"/>
          <table:table-cell table:style-name="ce34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342" office:value-type="string" calcext:value-type="string">
            <text:p><text:a xlink:href="https://en.cppreference.com/w/cpp/14" xlink:type="simple">#1</text:a></text:p>
          </table:table-cell>
          <table:table-cell table:style-name="ce342"/>
          <table:table-cell table:style-name="ce351" table:number-columns-spanned="1" table:number-rows-spanned="22"/>
          <table:table-cell table:style-name="ce34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324"/>
          <table:table-cell table:style-name="ce356" office:value-type="string" calcext:value-type="string">
            <text:p><text:a xlink:href="https://en.cppreference.com/w/cpp/17" xlink:type="simple">#1</text:a></text:p>
          </table:table-cell>
          <table:table-cell table:style-name="ce356"/>
          <table:table-cell table:style-name="ce351" table:number-columns-spanned="1" table:number-rows-spanned="23"/>
          <table:table-cell table:style-name="ce329" office:value-type="string" calcext:value-type="string" table:number-columns-spanned="3" table:number-rows-spanned="1">
            <text:p><text:a xlink:href="http://eel.is/c++draft/" xlink:type="simple">C++ 20</text:a> (g++ &gt;10.0)</text:p>
          </table:table-cell>
          <table:covered-table-cell table:number-columns-repeated="2"/>
          <table:table-cell table:style-name="ce356" office:value-type="string" calcext:value-type="string" table:number-columns-spanned="2" table:number-rows-spanned="1">
            <text:p><text:a xlink:href="https://en.cppreference.com/w/cpp/20" xlink:type="simple">#1</text:a></text:p>
          </table:table-cell>
          <table:covered-table-cell table:style-name="ce356"/>
        </table:table-row>
        <table:table-row table:style-name="ro5">
          <table:table-cell table:style-name="ce187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196" office:value-type="string" calcext:value-type="string">
            <text:p> <text:a xlink:href="https://en.cppreference.com/w/cpp/header/concepts" xlink:type="simple">&lt;concepts&gt;</text:a> <text:span text:style-name="T14">(C++20)</text:span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283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324" table:number-columns-repeated="2"/>
          <table:covered-table-cell table:style-name="ce327"/>
          <table:table-cell table:style-name="ce243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3" office:value-type="string" calcext:value-type="string">
            <text:p>Reference/Materials</text:p>
          </table:table-cell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243"/>
          <table:covered-table-cell/>
          <table:table-cell table:style-name="ce243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3" office:value-type="string" calcext:value-type="string">
            <text:p>Reference/Materials</text:p>
          </table:table-cell>
          <table:table-cell table:style-name="ce243" office:value-type="string" calcext:value-type="string" table:number-columns-spanned="2" table:number-rows-spanned="1">
            <text:p>My solution</text:p>
          </table:table-cell>
          <table:covered-table-cell table:style-name="ce243"/>
          <table:covered-table-cell/>
          <table:table-cell table:style-name="ce243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3" office:value-type="string" calcext:value-type="string">
            <text:p>Reference/Materials</text:p>
          </table:table-cell>
          <table:table-cell table:style-name="ce243" office:value-type="string" calcext:value-type="string" table:number-columns-spanned="2" table:number-rows-spanned="1">
            <text:p>My solution</text:p>
          </table:table-cell>
          <table:covered-table-cell table:style-name="ce243"/>
          <table:covered-table-cell/>
          <table:table-cell table:style-name="ce243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3" office:value-type="string" calcext:value-type="string">
            <text:p>Reference/Materials</text:p>
          </table:table-cell>
          <table:table-cell table:style-name="ce243" office:value-type="string" calcext:value-type="string">
            <text:p>My solution</text:p>
          </table:table-cell>
          <table:table-cell table:style-name="ce243"/>
        </table:table-row>
        <table:table-row table:style-name="ro5">
          <table:table-cell table:style-name="ce188" office:value-type="float" office:value="2" calcext:value-type="float">
            <text:p>2</text:p>
          </table:table-cell>
          <table:table-cell table:style-name="ce192" office:value-type="float" office:value="0" calcext:value-type="float">
            <text:p>0</text:p>
          </table:table-cell>
          <table:table-cell table:style-name="ce197" office:value-type="string" calcext:value-type="string">
            <text:p> <text:a xlink:href="https://en.cppreference.com/mwiki/index.php?title=cpp/header/coroutine&amp;action=edit&amp;redlink=1" xlink:type="simple">&lt;coroutine&gt;</text:a> <text:span text:style-name="T14">(C++20)</text:span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299" office:value-type="float" office:value="2" calcext:value-type="float">
            <text:p>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337"/>
          <table:table-cell table:style-name="ce339" office:value-type="string" calcext:value-type="string" table:number-columns-spanned="1" table:number-rows-spanned="31">
            <text:p>#1</text:p>
          </table:table-cell>
          <table:table-cell/>
          <table:covered-table-cell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349"/>
          <table:table-cell table:style-name="ce340" office:value-type="string" calcext:value-type="string" table:number-columns-spanned="1" table:number-rows-spanned="16">
            <text:p>#1</text:p>
          </table:table-cell>
          <table:table-cell table:style-name="ce34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188" office:value-type="float" office:value="1" calcext:value-type="float">
            <text:p>1</text:p>
          </table:table-cell>
          <table:table-cell table:style-name="ce204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349"/>
          <table:table-cell table:style-name="ce340" office:value-type="string" calcext:value-type="string" table:number-columns-spanned="1" table:number-rows-spanned="20">
            <text:p>#1</text:p>
          </table:table-cell>
          <table:table-cell table:style-name="ce358"/>
          <table:covered-table-cell/>
          <table:table-cell table:style-name="ce187" office:value-type="float" office:value="1" calcext:value-type="float">
            <text:p>1</text:p>
          </table:table-cell>
          <table:table-cell table:style-name="ce320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360" table:number-columns-repeated="3"/>
        </table:table-row>
        <table:table-row table:style-name="ro5">
          <table:table-cell table:style-name="ce188" office:value-type="float" office:value="3" calcext:value-type="float">
            <text:p>3</text:p>
          </table:table-cell>
          <table:table-cell table:style-name="ce192" office:value-type="float" office:value="90" calcext:value-type="float">
            <text:p>90</text:p>
          </table:table-cell>
          <table:table-cell table:style-name="ce198" office:value-type="string" calcext:value-type="string">
            <office:annotation draw:style-name="gr1" draw:text-style-name="P2" svg:width="3.5957in" svg:height="0.5547in" svg:x="5.198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51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271"/>
          <table:covered-table-cell/>
          <table:table-cell table:style-name="ce299" office:value-type="float" office:value="3" calcext:value-type="float">
            <text:p>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2" calcext:value-type="float">
            <text:p>2</text:p>
          </table:table-cell>
          <table:table-cell table:style-name="ce330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204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204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2" calcext:value-type="float">
            <text:p>2</text:p>
          </table:table-cell>
          <table:table-cell table:style-name="ce204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349" table:number-columns-repeated="3"/>
        </table:table-row>
        <table:table-row table:style-name="ro5">
          <table:table-cell table:style-name="ce187" office:value-type="float" office:value="4" calcext:value-type="float">
            <text:p>4</text:p>
          </table:table-cell>
          <table:table-cell table:style-name="ce192" office:value-type="float" office:value="90" calcext:value-type="float">
            <text:p>90</text:p>
          </table:table-cell>
          <table:table-cell table:style-name="ce199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50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6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51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271"/>
          <table:covered-table-cell/>
          <table:table-cell table:style-name="ce283" office:value-type="float" office:value="4" calcext:value-type="float">
            <text:p>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3" calcext:value-type="float">
            <text:p>3</text:p>
          </table:table-cell>
          <table:table-cell table:style-name="ce330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331" office:value-type="string" calcext:value-type="string">
            <text:p>lambda captures expressions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204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3" calcext:value-type="float">
            <text:p>3</text:p>
          </table:table-cell>
          <table:table-cell table:style-name="ce359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349" table:number-columns-repeated="3"/>
        </table:table-row>
        <table:table-row table:style-name="ro5">
          <table:table-cell table:style-name="ce188" office:value-type="float" office:value="5" calcext:value-type="float">
            <text:p>5</text:p>
          </table:table-cell>
          <table:table-cell table:style-name="ce192" office:value-type="float" office:value="90" calcext:value-type="float">
            <text:p>90</text:p>
          </table:table-cell>
          <table:table-cell table:style-name="ce200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51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51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271"/>
          <table:covered-table-cell/>
          <table:table-cell table:style-name="ce299" office:value-type="float" office:value="5" calcext:value-type="float">
            <text:p>5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4" calcext:value-type="float">
            <text:p>4</text:p>
          </table:table-cell>
          <table:table-cell table:style-name="ce330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331" office:value-type="string" calcext:value-type="string">
            <text:p>new/delete elision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204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4" calcext:value-type="float">
            <text:p>4</text:p>
          </table:table-cell>
          <table:table-cell table:style-name="ce204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349" table:number-columns-repeated="3"/>
        </table:table-row>
        <table:table-row table:style-name="ro5">
          <table:table-cell table:style-name="ce188" office:value-type="float" office:value="6" calcext:value-type="float">
            <text:p>6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51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271"/>
          <table:covered-table-cell/>
          <table:table-cell table:style-name="ce299" office:value-type="float" office:value="6" calcext:value-type="float">
            <text:p>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5" calcext:value-type="float">
            <text:p>5</text:p>
          </table:table-cell>
          <table:table-cell table:style-name="ce20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204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204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5" calcext:value-type="float">
            <text:p>5</text:p>
          </table:table-cell>
          <table:table-cell table:style-name="ce204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349" table:number-columns-repeated="3"/>
        </table:table-row>
        <table:table-row table:style-name="ro5">
          <table:table-cell table:style-name="ce187" office:value-type="float" office:value="7" calcext:value-type="float">
            <text:p>7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262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51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271"/>
          <table:covered-table-cell/>
          <table:table-cell table:style-name="ce283" office:value-type="float" office:value="7" calcext:value-type="float">
            <text:p>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6" calcext:value-type="float">
            <text:p>6</text:p>
          </table:table-cell>
          <table:table-cell table:style-name="ce20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204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204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6" calcext:value-type="float">
            <text:p>6</text:p>
          </table:table-cell>
          <table:table-cell table:style-name="ce204" office:value-type="string" calcext:value-type="string">
            <text:p><text:a xlink:href="https://en.cppreference.com/w/cpp/keyword/char8_t" xlink:type="simple">char8_t</text:a></text:p>
          </table:table-cell>
          <table:table-cell table:style-name="ce349" table:number-columns-repeated="3"/>
        </table:table-row>
        <table:table-row table:style-name="ro5">
          <table:table-cell table:style-name="ce188" office:value-type="float" office:value="8" calcext:value-type="float">
            <text:p>8</text:p>
          </table:table-cell>
          <table:table-cell table:style-name="ce192" office:value-type="float" office:value="90" calcext:value-type="float">
            <text:p>90</text:p>
          </table:table-cell>
          <table:table-cell table:style-name="ce202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6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271"/>
          <table:covered-table-cell/>
          <table:table-cell table:style-name="ce299" office:value-type="float" office:value="8" calcext:value-type="float">
            <text:p>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7" calcext:value-type="float">
            <text:p>7</text:p>
          </table:table-cell>
          <table:table-cell table:style-name="ce330" office:value-type="string" calcext:value-type="string">
            <text:p><text:a xlink:href="https://en.cppreference.com/w/cpp/language/enum" xlink:type="simple">scoped enums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331" office:value-type="string" calcext:value-type="string">
            <text:p>digit separators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204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7" calcext:value-type="float">
            <text:p>7</text:p>
          </table:table-cell>
          <table:table-cell table:style-name="ce204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9" calcext:value-type="float">
            <text:p>9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6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271"/>
          <table:covered-table-cell/>
          <table:table-cell table:style-name="ce299" office:value-type="float" office:value="9" calcext:value-type="float">
            <text:p>9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8" calcext:value-type="float">
            <text:p>8</text:p>
          </table:table-cell>
          <table:table-cell table:style-name="ce20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337"/>
          <table:covered-table-cell table:style-name="ce339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204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204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8" calcext:value-type="float">
            <text:p>8</text:p>
          </table:table-cell>
          <table:table-cell table:style-name="ce204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349" table:number-columns-repeated="3"/>
        </table:table-row>
        <table:table-row table:style-name="ro6">
          <table:table-cell table:style-name="ce187" office:value-type="float" office:value="10" calcext:value-type="float">
            <text:p>10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262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271"/>
          <table:covered-table-cell/>
          <table:table-cell table:style-name="ce283" office:value-type="float" office:value="10" calcext:value-type="float">
            <text:p>10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9" calcext:value-type="float">
            <text:p>9</text:p>
          </table:table-cell>
          <table:table-cell table:style-name="ce20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204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204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9" calcext:value-type="float">
            <text:p>9</text:p>
          </table:table-cell>
          <table:table-cell table:style-name="ce204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11" calcext:value-type="float">
            <text:p>11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6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271"/>
          <table:covered-table-cell/>
          <table:table-cell table:style-name="ce299" office:value-type="float" office:value="11" calcext:value-type="float">
            <text:p>1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0" calcext:value-type="float">
            <text:p>10</text:p>
          </table:table-cell>
          <table:table-cell table:style-name="ce330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204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204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10" calcext:value-type="float">
            <text:p>10</text:p>
          </table:table-cell>
          <table:table-cell table:style-name="ce204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12" calcext:value-type="float">
            <text:p>12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6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271"/>
          <table:covered-table-cell/>
          <table:table-cell table:style-name="ce299" office:value-type="float" office:value="12" calcext:value-type="float">
            <text:p>1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1" calcext:value-type="float">
            <text:p>11</text:p>
          </table:table-cell>
          <table:table-cell table:style-name="ce331" office:value-type="string" calcext:value-type="string">
            <text:p>brace-or-equal initializers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204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204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11" calcext:value-type="float">
            <text:p>11</text:p>
          </table:table-cell>
          <table:table-cell table:style-name="ce331" office:value-type="string" calcext:value-type="string">
            <text:p>removed the requirement to use type to disambiguate in many contexts</text:p>
          </table:table-cell>
          <table:table-cell table:style-name="ce349" table:number-columns-repeated="3"/>
        </table:table-row>
        <table:table-row table:style-name="ro6">
          <table:table-cell table:style-name="ce187" office:value-type="float" office:value="13" calcext:value-type="float">
            <text:p>13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time&gt;</text:a> </text:p>
          </table:table-cell>
          <table:table-cell table:style-name="ce25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time.cpp" xlink:type="simple">#1</text:a></text:p>
          </table:table-cell>
          <table:table-cell table:style-name="ce271"/>
          <table:covered-table-cell/>
          <table:table-cell table:style-name="ce283" office:value-type="float" office:value="13" calcext:value-type="float">
            <text:p>1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2" calcext:value-type="float">
            <text:p>12</text:p>
          </table:table-cell>
          <table:table-cell table:style-name="ce201" office:value-type="string" calcext:value-type="string">
            <text:p><text:a xlink:href="https://en.cppreference.com/w/cpp/language/nullptr" xlink:type="simple">nullptr</text:a></text:p>
          </table:table-cell>
          <table:table-cell table:style-name="ce337"/>
          <table:covered-table-cell table:style-name="ce340"/>
          <table:table-cell table:style-name="ce343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188" office:value-type="float" office:value="12" calcext:value-type="float">
            <text:p>12</text:p>
          </table:table-cell>
          <table:table-cell table:style-name="ce204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12" calcext:value-type="float">
            <text:p>12</text:p>
          </table:table-cell>
          <table:table-cell table:style-name="ce204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12" calcext:value-type="float">
            <text:p>12</text:p>
          </table:table-cell>
          <table:table-cell table:style-name="ce204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14" calcext:value-type="float">
            <text:p>14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51" office:value-type="string" calcext:value-type="string">
            <text:p><text:a xlink:href="http://www.open-std.org/jtc1/sc22/wg21/docs/papers/2017/n4659.pdf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271"/>
          <table:covered-table-cell/>
          <table:table-cell table:style-name="ce299" office:value-type="float" office:value="14" calcext:value-type="float">
            <text:p>1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3" calcext:value-type="float">
            <text:p>13</text:p>
          </table:table-cell>
          <table:table-cell table:style-name="ce330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204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204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13" calcext:value-type="float">
            <text:p>13</text:p>
          </table:table-cell>
          <table:table-cell table:style-name="ce203" office:value-type="string" calcext:value-type="string">
            <text:p>further relaxed constexpr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15" calcext:value-type="float">
            <text:p>15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51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271"/>
          <table:covered-table-cell/>
          <table:table-cell table:style-name="ce299" office:value-type="float" office:value="15" calcext:value-type="float">
            <text:p>15</text:p>
          </table:table-cell>
          <table:table-cell table:style-name="ce318" office:value-type="float" office:value="0" calcext:value-type="float">
            <text:p>0</text:p>
          </table:table-cell>
          <table:table-cell table:style-name="ce321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4" calcext:value-type="float">
            <text:p>14</text:p>
          </table:table-cell>
          <table:table-cell table:style-name="ce330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204" office:value-type="string" calcext:value-type="string">
            <text:p><text:a xlink:href="https://en.cppreference.com/w/cpp/io/manip/quoted" xlink:type="simple">std::quoted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204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14" calcext:value-type="float">
            <text:p>14</text:p>
          </table:table-cell>
          <table:table-cell table:style-name="ce203" office:value-type="string" calcext:value-type="string">
            <text:p>signed integers are 2’s complement</text:p>
          </table:table-cell>
          <table:table-cell table:style-name="ce349" table:number-columns-repeated="3"/>
        </table:table-row>
        <table:table-row table:style-name="ro6">
          <table:table-cell table:style-name="ce187" office:value-type="float" office:value="16" calcext:value-type="float">
            <text:p>16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5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271"/>
          <table:covered-table-cell/>
          <table:table-cell table:style-name="ce283" office:value-type="float" office:value="16" calcext:value-type="float">
            <text:p>1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5" calcext:value-type="float">
            <text:p>15</text:p>
          </table:table-cell>
          <table:table-cell table:style-name="ce330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204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204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15" calcext:value-type="float">
            <text:p>15</text:p>
          </table:table-cell>
          <table:table-cell table:style-name="ce204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17" calcext:value-type="float">
            <text:p>17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51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51" office:value-type="string" calcext:value-type="string">
            <text:p><text:span text:style-name="T16"><text:a xlink:href="https://github.com/SemQ20/practice/blob/master/STL/utility.cpp" xlink:type="simple">#1</text:a></text:span></text:p>
          </table:table-cell>
          <table:table-cell table:style-name="ce271"/>
          <table:covered-table-cell/>
          <table:table-cell table:style-name="ce299" office:value-type="float" office:value="17" calcext:value-type="float">
            <text:p>1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6" calcext:value-type="float">
            <text:p>16</text:p>
          </table:table-cell>
          <table:table-cell table:style-name="ce20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337"/>
          <table:covered-table-cell table:style-name="ce340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204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349"/>
          <table:covered-table-cell table:style-name="ce340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204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16" calcext:value-type="float">
            <text:p>16</text:p>
          </table:table-cell>
          <table:table-cell table:style-name="ce204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18" calcext:value-type="float">
            <text:p>18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51" office:value-type="string" calcext:value-type="string">
            <text:p><text:a xlink:href="http://www.open-std.org/jtc1/sc22/wg21/docs/papers/2017/n4659.pdf#page=596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any.cpp" xlink:type="simple">#1</text:a></text:p>
          </table:table-cell>
          <table:table-cell table:style-name="ce271"/>
          <table:covered-table-cell/>
          <table:table-cell table:style-name="ce299" office:value-type="float" office:value="18" calcext:value-type="float">
            <text:p>1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7" calcext:value-type="float">
            <text:p>17</text:p>
          </table:table-cell>
          <table:table-cell table:style-name="ce330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6"/>
          <table:table-cell table:style-name="ce348" table:number-columns-repeated="3"/>
          <table:covered-table-cell/>
          <table:table-cell table:style-name="ce188" office:value-type="float" office:value="17" calcext:value-type="float">
            <text:p>17</text:p>
          </table:table-cell>
          <table:table-cell table:style-name="ce204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17" calcext:value-type="float">
            <text:p>17</text:p>
          </table:table-cell>
          <table:table-cell table:style-name="ce204" office:value-type="string" calcext:value-type="string">
            <text:p><text:a xlink:href="https://en.cppreference.com/w/cpp/language/modules" xlink:type="simple">modules</text:a></text:p>
          </table:table-cell>
          <table:table-cell table:style-name="ce349" table:number-columns-repeated="3"/>
        </table:table-row>
        <table:table-row table:style-name="ro6">
          <table:table-cell table:style-name="ce187" office:value-type="float" office:value="19" calcext:value-type="float">
            <text:p>19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5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271"/>
          <table:covered-table-cell/>
          <table:table-cell table:style-name="ce299" office:value-type="float" office:value="19" calcext:value-type="float">
            <text:p>19</text:p>
          </table:table-cell>
          <table:table-cell table:style-name="ce319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325" table:number-columns-repeated="2"/>
          <table:covered-table-cell table:style-name="ce327"/>
          <table:table-cell table:style-name="ce188" office:value-type="float" office:value="18" calcext:value-type="float">
            <text:p>18</text:p>
          </table:table-cell>
          <table:table-cell table:style-name="ce330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6" office:value-type="string" calcext:value-type="string">
            <text:p>Total: 1/16</text:p>
          </table:table-cell>
          <table:table-cell table:style-name="ce347"/>
          <table:table-cell table:style-name="ce348" table:number-columns-repeated="2"/>
          <table:covered-table-cell/>
          <table:table-cell table:style-name="ce188" office:value-type="float" office:value="18" calcext:value-type="float">
            <text:p>18</text:p>
          </table:table-cell>
          <table:table-cell table:style-name="ce204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18" calcext:value-type="float">
            <text:p>18</text:p>
          </table:table-cell>
          <table:table-cell table:style-name="ce204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20" calcext:value-type="float">
            <text:p>20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51" office:value-type="string" calcext:value-type="string">
            <text:p><text:a xlink:href="http://www.open-std.org/jtc1/sc22/wg21/docs/papers/2017/n4659.pdf#page=583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19" calcext:value-type="float">
            <text:p>19</text:p>
          </table:table-cell>
          <table:table-cell table:style-name="ce20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337"/>
          <table:covered-table-cell table:style-name="ce339"/>
          <table:table-cell table:style-name="ce343"/>
          <table:table-cell/>
          <table:table-cell table:style-name="ce189"/>
          <table:table-cell table:style-name="ce347" table:number-columns-repeated="2"/>
          <table:table-cell table:style-name="ce348" table:number-columns-repeated="2"/>
          <table:covered-table-cell/>
          <table:table-cell table:style-name="ce188" office:value-type="float" office:value="19" calcext:value-type="float">
            <text:p>19</text:p>
          </table:table-cell>
          <table:table-cell table:style-name="ce204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7" office:value-type="float" office:value="19" calcext:value-type="float">
            <text:p>19</text:p>
          </table:table-cell>
          <table:table-cell table:style-name="ce203" office:value-type="string" calcext:value-type="string">
            <text:p>abbreviated function templates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21" calcext:value-type="float">
            <text:p>21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209" office:value-type="string" calcext:value-type="string">
            <text:p>Total: 0/19</text:p>
          </table:table-cell>
          <table:table-cell table:style-name="ce326" table:number-columns-repeated="2"/>
          <table:covered-table-cell table:style-name="ce327"/>
          <table:table-cell table:style-name="ce188" office:value-type="float" office:value="20" calcext:value-type="float">
            <text:p>20</text:p>
          </table:table-cell>
          <table:table-cell table:style-name="ce330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8" table:number-columns-repeated="4"/>
          <table:covered-table-cell/>
          <table:table-cell table:style-name="ce188" office:value-type="float" office:value="20" calcext:value-type="float">
            <text:p>20</text:p>
          </table:table-cell>
          <table:table-cell table:style-name="ce204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349"/>
          <table:covered-table-cell table:style-name="ce357"/>
          <table:table-cell table:style-name="ce358"/>
          <table:covered-table-cell/>
          <table:table-cell table:style-name="ce188" office:value-type="float" office:value="20" calcext:value-type="float">
            <text:p>20</text:p>
          </table:table-cell>
          <table:table-cell table:style-name="ce204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349" table:number-columns-repeated="3"/>
        </table:table-row>
        <table:table-row table:style-name="ro6">
          <table:table-cell table:style-name="ce187" office:value-type="float" office:value="22" calcext:value-type="float">
            <text:p>22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1" calcext:value-type="float">
            <text:p>21</text:p>
          </table:table-cell>
          <table:table-cell table:style-name="ce330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covered-table-cell/>
          <table:table-cell table:style-name="ce188" office:value-type="float" office:value="21" calcext:value-type="float">
            <text:p>21</text:p>
          </table:table-cell>
          <table:table-cell table:style-name="ce204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349" table:number-columns-repeated="3"/>
        </table:table-row>
        <table:table-row table:style-name="ro6">
          <table:table-cell table:style-name="ce188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ource_location" xlink:type="simple">&lt;source_location&gt;</text:a>  <text:span text:style-name="T6">(C++20)</text:span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2" calcext:value-type="float">
            <text:p>22</text:p>
          </table:table-cell>
          <table:table-cell table:style-name="ce20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337"/>
          <table:covered-table-cell table:style-name="ce340"/>
          <table:table-cell table:style-name="ce343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209" office:value-type="string" calcext:value-type="string">
            <text:p>Total: 0/20</text:p>
          </table:table-cell>
          <table:table-cell table:style-name="ce348" table:number-columns-repeated="3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8" office:value-type="float" office:value="24" calcext:value-type="float">
            <text:p>24</text:p>
          </table:table-cell>
          <table:table-cell table:style-name="ce192" office:value-type="float" office:value="10" calcext:value-type="float">
            <text:p>10</text:p>
          </table:table-cell>
          <table:table-cell table:style-name="ce204" office:value-type="string" calcext:value-type="string">
            <text:p> <text:a xlink:href="https://en.cppreference.com/w/cpp/header/new" xlink:type="simple">&lt;new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3" calcext:value-type="float">
            <text:p>23</text:p>
          </table:table-cell>
          <table:table-cell table:style-name="ce20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337"/>
          <table:covered-table-cell table:style-name="ce339"/>
          <table:table-cell table:style-name="ce343"/>
          <table:table-cell/>
          <table:table-cell table:style-name="ce189"/>
          <table:table-cell table:style-name="ce348"/>
          <table:table-cell table:style-name="ce350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210"/>
          <table:table-cell/>
          <table:table-cell table:style-name="ce348" table:number-columns-repeated="4"/>
          <table:table-cell/>
          <table:table-cell table:style-name="ce189"/>
          <table:table-cell table:style-name="ce209" office:value-type="string" calcext:value-type="string">
            <text:p>Total: 0/21</text:p>
          </table:table-cell>
          <table:table-cell table:style-name="ce348" table:number-columns-repeated="3"/>
        </table:table-row>
        <table:table-row table:style-name="ro6">
          <table:table-cell table:style-name="ce187" office:value-type="float" office:value="25" calcext:value-type="float">
            <text:p>25</text:p>
          </table:table-cell>
          <table:table-cell table:style-name="ce192" office:value-type="float" office:value="25" calcext:value-type="float">
            <text:p>25</text:p>
          </table:table-cell>
          <table:table-cell table:style-name="ce204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4" calcext:value-type="float">
            <text:p>24</text:p>
          </table:table-cell>
          <table:table-cell table:style-name="ce330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8"/>
          <table:covered-table-cell table:number-columns-repeated="2"/>
          <table:table-cell table:number-columns-repeated="3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8" office:value-type="float" office:value="26" calcext:value-type="float">
            <text:p>26</text:p>
          </table:table-cell>
          <table:table-cell table:style-name="ce192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5" calcext:value-type="float">
            <text:p>25</text:p>
          </table:table-cell>
          <table:table-cell table:style-name="ce331" office:value-type="string" calcext:value-type="string">
            <text:p>miltithreaded memory model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8" office:value-type="float" office:value="27" calcext:value-type="float">
            <text:p>27</text:p>
          </table:table-cell>
          <table:table-cell table:style-name="ce192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6" calcext:value-type="float">
            <text:p>26</text:p>
          </table:table-cell>
          <table:table-cell table:style-name="ce330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28" calcext:value-type="float">
            <text:p>28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50" office:value-type="string" calcext:value-type="string">
            <text:p><text:a xlink:href="http://www.open-std.org/jtc1/sc22/wg21/docs/papers/2017/n4659.pdf#page=50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7" calcext:value-type="float">
            <text:p>27</text:p>
          </table:table-cell>
          <table:table-cell table:style-name="ce330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29" calcext:value-type="float">
            <text:p>29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51" office:value-type="string" calcext:value-type="string">
            <text:p><text:a xlink:href="http://www.open-std.org/jtc1/sc22/wg21/docs/papers/2017/n4659.pdf#page=499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327"/>
          <table:table-cell table:style-name="ce188" office:value-type="float" office:value="28" calcext:value-type="float">
            <text:p>28</text:p>
          </table:table-cell>
          <table:table-cell table:style-name="ce330" office:value-type="string" calcext:value-type="string">
            <text:p><text:a xlink:href="https://en.cppreference.com/w/cpp/language/range-for" xlink:type="simple">range for</text:a></text:p>
          </table:table-cell>
          <table:table-cell table:style-name="ce337"/>
          <table:covered-table-cell table:style-name="ce340"/>
          <table:table-cell table:style-name="ce34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0" calcext:value-type="float">
            <text:p>30</text:p>
          </table:table-cell>
          <table:table-cell table:style-name="ce193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51" office:value-type="string" calcext:value-type="string">
            <text:p><text:a xlink:href="http://www.open-std.org/jtc1/sc22/wg21/docs/papers/2017/n4659.pdf#page=505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267"/>
          <table:table-cell table:style-name="ce188" office:value-type="float" office:value="29" calcext:value-type="float">
            <text:p>29</text:p>
          </table:table-cell>
          <table:table-cell table:style-name="ce330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189"/>
          <table:table-cell table:style-name="ce348" table:number-columns-repeated="4"/>
          <table:table-cell/>
          <table:table-cell table:style-name="ce352"/>
          <table:table-cell table:style-name="ce348" office:value-type="string" calcext:value-type="string">
            <text:p>no information for now</text:p>
          </table:table-cell>
          <table:table-cell table:style-name="ce348" table:number-columns-repeated="3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1" calcext:value-type="float">
            <text:p>31</text:p>
          </table:table-cell>
          <table:table-cell table:style-name="ce193" office:value-type="float" office:value="90" calcext:value-type="float">
            <text:p>90</text:p>
          </table:table-cell>
          <table:table-cell table:style-name="ce201" office:value-type="string" calcext:value-type="string">
            <office:annotation draw:style-name="gr2" draw:text-style-name="P4" svg:width="3.3051in" svg:height="0.5457in" svg:x="5.4091in" svg:y="8.3598in" draw:caption-point-x="-0.2402in" draw:caption-point-y="0.5945in">
              <dc:date>2020-06-01T00:00:00</dc:date>
              <text:p text:style-name="P3"><text:span text:style-name="T2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251" office:value-type="string" calcext:value-type="string">
            <text:p><text:a xlink:href="http://www.open-std.org/jtc1/sc22/wg21/docs/papers/2017/n4659.pdf#page=506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27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267"/>
          <table:table-cell table:style-name="ce188" office:value-type="float" office:value="30" calcext:value-type="float">
            <text:p>30</text:p>
          </table:table-cell>
          <table:table-cell table:style-name="ce330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189"/>
          <table:table-cell table:style-name="ce348" table:number-columns-repeated="4"/>
          <table:table-cell/>
          <table:table-cell table:style-name="ce353"/>
          <table:table-cell table:style-name="ce348" office:value-type="string" calcext:value-type="string">
            <text:p>unexplored</text:p>
          </table:table-cell>
          <table:table-cell table:style-name="ce348" table:number-columns-repeated="3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2" calcext:value-type="float">
            <text:p>32</text:p>
          </table:table-cell>
          <table:table-cell table:style-name="ce193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50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27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covered-table-cell table:style-name="ce267"/>
          <table:table-cell table:style-name="ce188" office:value-type="float" office:value="31" calcext:value-type="float">
            <text:p>31</text:p>
          </table:table-cell>
          <table:table-cell table:style-name="ce330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189"/>
          <table:table-cell table:style-name="ce347"/>
          <table:table-cell table:style-name="ce348" table:number-columns-repeated="3"/>
          <table:table-cell/>
          <table:table-cell table:style-name="ce354"/>
          <table:table-cell table:style-name="ce348" office:value-type="string" calcext:value-type="string">
            <text:p>fully studied</text:p>
          </table:table-cell>
          <table:table-cell table:style-name="ce348" table:number-columns-repeated="3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3" calcext:value-type="float">
            <text:p>33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2" office:value-type="string" calcext:value-type="string">
            <text:p>Total: 10/31</text:p>
          </table:table-cell>
          <table:table-cell table:style-name="ce322" table:number-columns-repeated="3"/>
          <table:table-cell/>
          <table:table-cell table:style-name="ce189"/>
          <table:table-cell table:style-name="ce348" table:number-columns-repeated="4"/>
          <table:table-cell/>
          <table:table-cell table:style-name="ce355"/>
          <table:table-cell table:style-name="ce348" office:value-type="string" calcext:value-type="string">
            <text:p>not fully studied, but greater 50%</text:p>
          </table:table-cell>
          <table:table-cell table:style-name="ce348" table:number-columns-repeated="3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4" calcext:value-type="float">
            <text:p>34</text:p>
          </table:table-cell>
          <table:table-cell table:style-name="ce194" office:value-type="float" office:value="10" calcext:value-type="float">
            <text:p>10</text:p>
          </table:table-cell>
          <table:table-cell table:style-name="ce204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3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5" calcext:value-type="float">
            <text:p>35</text:p>
          </table:table-cell>
          <table:table-cell table:style-name="ce194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51" office:value-type="string" calcext:value-type="string">
            <text:p><text:a xlink:href="http://www.open-std.org/jtc1/sc22/wg21/docs/papers/2017/n4659.pdf@page=531" xlink:type="simple">#1</text:a></text:p>
          </table:table-cell>
          <table:table-cell table:number-columns-repeated="3"/>
          <table:table-cell table:style-name="ce251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271"/>
          <table:covered-table-cell/>
          <table:table-cell table:style-name="ce315" table:number-columns-repeated="2"/>
          <table:table-cell table:style-name="ce323"/>
          <table:table-cell table:style-name="ce326" table:number-columns-repeated="2"/>
          <table:table-cell table:style-name="ce267"/>
          <table:table-cell table:style-name="ce189"/>
          <table:covered-table-cell table:style-name="ce334"/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6" calcext:value-type="float">
            <text:p>36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4"/>
          <table:table-cell table:style-name="ce322" table:number-columns-repeated="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7" calcext:value-type="float">
            <text:p>37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5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8" calcext:value-type="float">
            <text:p>38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covered-table-cell table:style-name="ce334"/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39" calcext:value-type="float">
            <text:p>39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covered-table-cell table:style-name="ce334"/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0" calcext:value-type="float">
            <text:p>40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4"/>
          <table:table-cell table:style-name="ce322" table:number-columns-repeated="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1" calcext:value-type="float">
            <text:p>41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5" office:value-type="string" calcext:value-type="string" table:number-columns-spanned="19" table:number-rows-spanned="3">
            <text:p>Understanding of all in percents 22/172(190)</text:p>
          </table:table-cell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2" calcext:value-type="float">
            <text:p>42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covered-table-cell table:style-name="ce334"/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3" calcext:value-type="float">
            <text:p>43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covered-table-cell table:style-name="ce334"/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4" calcext:value-type="float">
            <text:p>44</text:p>
          </table:table-cell>
          <table:table-cell table:style-name="ce194" office:value-type="float" office:value="5" calcext:value-type="float">
            <text:p>5</text:p>
          </table:table-cell>
          <table:table-cell table:style-name="ce204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6" table:formula="of:=(35*100/172)" office:value-type="float" office:value="20.3488372093023" calcext:value-type="float" table:number-columns-spanned="19" table:number-rows-spanned="2">
            <text:p>20.35</text:p>
          </table:table-cell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5" calcext:value-type="float">
            <text:p>45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51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covered-table-cell table:style-name="ce334"/>
          <table:covered-table-cell table:number-columns-repeated="3" table:style-name="ce322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number-columns-repeated="4" table:style-name="ce348"/>
          <table:covered-table-cell/>
          <table:covered-table-cell table:style-name="ce189"/>
          <table:covered-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6" calcext:value-type="float">
            <text:p>46</text:p>
          </table:table-cell>
          <table:table-cell table:style-name="ce194" office:value-type="float" office:value="0" calcext:value-type="float">
            <text:p>0</text:p>
          </table:table-cell>
          <table:table-cell table:style-name="ce20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50"/>
          <table:table-cell table:number-columns-repeated="3"/>
          <table:table-cell table:style-name="ce251"/>
          <table:table-cell table:style-name="ce271"/>
          <table:covered-table-cell/>
          <table:table-cell table:style-name="ce315" table:number-columns-repeated="2"/>
          <table:table-cell table:style-name="ce322"/>
          <table:table-cell table:style-name="ce326" table:number-columns-repeated="2"/>
          <table:table-cell table:style-name="ce267"/>
          <table:table-cell table:style-name="ce189"/>
          <table:table-cell table:style-name="ce334"/>
          <table:table-cell table:style-name="ce322" table:number-columns-repeated="3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48" table:number-columns-repeated="4"/>
          <table:table-cell/>
          <table:table-cell table:style-name="ce189"/>
          <table:table-cell table:style-name="ce322"/>
          <table:table-cell table:style-name="ce348" table:number-columns-repeated="3"/>
        </table:table-row>
        <table:table-row table:style-name="ro6">
          <table:table-cell table:style-name="ce187" office:value-type="float" office:value="47" calcext:value-type="float">
            <text:p>47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48" calcext:value-type="float">
            <text:p>48</text:p>
          </table:table-cell>
          <table:table-cell table:style-name="ce194" office:value-type="float" office:value="30" calcext:value-type="float">
            <text:p>30</text:p>
          </table:table-cell>
          <table:table-cell table:style-name="ce204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49" calcext:value-type="float">
            <text:p>49</text:p>
          </table:table-cell>
          <table:table-cell table:style-name="ce194" office:value-type="float" office:value="30" calcext:value-type="float">
            <text:p>30</text:p>
          </table:table-cell>
          <table:table-cell table:style-name="ce204" office:value-type="string" calcext:value-type="string">
            <text:p> <text:a xlink:href="https://en.cppreference.com/w/cpp/header/deque" xlink:type="simple">&lt;qeque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0" calcext:value-type="float">
            <text:p>50</text:p>
          </table:table-cell>
          <table:table-cell table:style-name="ce194" office:value-type="float" office:value="30" calcext:value-type="float">
            <text:p>30</text:p>
          </table:table-cell>
          <table:table-cell table:style-name="ce204" office:value-type="string" calcext:value-type="string">
            <text:p> <text:a xlink:href="https://en.cppreference.com/w/cpp/header/list" xlink:type="simple">&lt;list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1" calcext:value-type="float">
            <text:p>51</text:p>
          </table:table-cell>
          <table:table-cell table:style-name="ce194" office:value-type="float" office:value="5" calcext:value-type="float">
            <text:p>5</text:p>
          </table:table-cell>
          <table:table-cell table:style-name="ce204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2" calcext:value-type="float">
            <text:p>52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set" xlink:type="simple">&lt;set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3" calcext:value-type="float">
            <text:p>53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map" xlink:type="simple">&lt;map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4" calcext:value-type="float">
            <text:p>54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5" calcext:value-type="float">
            <text:p>55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6" calcext:value-type="float">
            <text:p>56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stack" xlink:type="simple">&lt;stack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7" calcext:value-type="float">
            <text:p>57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queue" xlink:type="simple">&lt;queue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8" calcext:value-type="float">
            <text:p>58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59" calcext:value-type="float">
            <text:p>59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0" calcext:value-type="float">
            <text:p>60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1" calcext:value-type="float">
            <text:p>61</text:p>
          </table:table-cell>
          <table:table-cell table:style-name="ce194" office:value-type="float" office:value="35" calcext:value-type="float">
            <text:p>35</text:p>
          </table:table-cell>
          <table:table-cell table:style-name="ce204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2" calcext:value-type="float">
            <text:p>62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3" calcext:value-type="float">
            <text:p>63</text:p>
          </table:table-cell>
          <table:table-cell table:style-name="ce194" office:value-type="float" office:value="10" calcext:value-type="float">
            <text:p>10</text:p>
          </table:table-cell>
          <table:table-cell table:style-name="ce204" office:value-type="string" calcext:value-type="string">
            <text:p> <text:a xlink:href="https://en.cppreference.com/w/cpp/header/cmath" xlink:type="simple">&lt;cmath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4" calcext:value-type="float">
            <text:p>64</text:p>
          </table:table-cell>
          <table:table-cell table:style-name="ce194" office:value-type="float" office:value="50" calcext:value-type="float">
            <text:p>50</text:p>
          </table:table-cell>
          <table:table-cell table:style-name="ce204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5" calcext:value-type="float">
            <text:p>65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6" calcext:value-type="float">
            <text:p>66</text:p>
          </table:table-cell>
          <table:table-cell table:style-name="ce194" office:value-type="float" office:value="10" calcext:value-type="float">
            <text:p>10</text:p>
          </table:table-cell>
          <table:table-cell table:style-name="ce204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7" calcext:value-type="float">
            <text:p>67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8" calcext:value-type="float">
            <text:p>68</text:p>
          </table:table-cell>
          <table:table-cell table:style-name="ce194" office:value-type="float" office:value="15" calcext:value-type="float">
            <text:p>15</text:p>
          </table:table-cell>
          <table:table-cell table:style-name="ce204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69" calcext:value-type="float">
            <text:p>69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fenv" xlink:type="simple">&lt;cfenv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0" calcext:value-type="float">
            <text:p>70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1" calcext:value-type="float">
            <text:p>71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2" calcext:value-type="float">
            <text:p>72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3" calcext:value-type="float">
            <text:p>73</text:p>
          </table:table-cell>
          <table:table-cell table:style-name="ce194" office:value-type="float" office:value="5" calcext:value-type="float">
            <text:p>5</text:p>
          </table:table-cell>
          <table:table-cell table:style-name="ce204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4" calcext:value-type="float">
            <text:p>74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5" calcext:value-type="float">
            <text:p>75</text:p>
          </table:table-cell>
          <table:table-cell table:style-name="ce194" office:value-type="float" office:value="5" calcext:value-type="float">
            <text:p>5</text:p>
          </table:table-cell>
          <table:table-cell table:style-name="ce204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6" calcext:value-type="float">
            <text:p>76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7" calcext:value-type="float">
            <text:p>77</text:p>
          </table:table-cell>
          <table:table-cell table:style-name="ce194" office:value-type="float" office:value="5" calcext:value-type="float">
            <text:p>5</text:p>
          </table:table-cell>
          <table:table-cell table:style-name="ce204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8" calcext:value-type="float">
            <text:p>78</text:p>
          </table:table-cell>
          <table:table-cell table:style-name="ce194" office:value-type="float" office:value="5" calcext:value-type="float">
            <text:p>5</text:p>
          </table:table-cell>
          <table:table-cell table:style-name="ce204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79" calcext:value-type="float">
            <text:p>79</text:p>
          </table:table-cell>
          <table:table-cell table:style-name="ce194" office:value-type="float" office:value="5" calcext:value-type="float">
            <text:p>5</text:p>
          </table:table-cell>
          <table:table-cell table:style-name="ce204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0" calcext:value-type="float">
            <text:p>80</text:p>
          </table:table-cell>
          <table:table-cell table:style-name="ce194" office:value-type="float" office:value="0" calcext:value-type="float">
            <text:p>0</text:p>
          </table:table-cell>
          <table:table-cell table:style-name="ce204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1" calcext:value-type="float">
            <text:p>81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2" calcext:value-type="float">
            <text:p>82</text:p>
          </table:table-cell>
          <table:table-cell table:style-name="ce19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50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3" calcext:value-type="float">
            <text:p>83</text:p>
          </table:table-cell>
          <table:table-cell table:style-name="ce194" office:value-type="float" office:value="0" calcext:value-type="float">
            <text:p>0</text:p>
          </table:table-cell>
          <table:table-cell table:style-name="ce206" office:value-type="string" calcext:value-type="string">
            <text:p><text:span text:style-name="T15"> </text:span><text:span text:style-name="T15"><text:a xlink:href="https://en.cppreference.com/mwiki/index.php?title=cpp/header/barrier&amp;action=edit&amp;redlink=1" xlink:type="simple">&lt;barrier&gt;</text:a></text:span><text:span text:style-name="T15"> (C++20)</text:span>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7" office:value-type="float" office:value="84" calcext:value-type="float">
            <text:p>84</text:p>
          </table:table-cell>
          <table:table-cell table:style-name="ce194" office:value-type="float" office:value="0" calcext:value-type="float">
            <text:p>0</text:p>
          </table:table-cell>
          <table:table-cell table:style-name="ce207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51"/>
          <table:table-cell table:number-columns-repeated="3"/>
          <table:table-cell table:style-name="ce273"/>
          <table:table-cell table:style-name="ce277"/>
          <table:covered-table-cell/>
          <table:table-cell table:number-columns-repeated="29"/>
        </table:table-row>
        <table:table-row table:style-name="ro6">
          <table:table-cell table:style-name="ce189" table:number-columns-repeated="2"/>
          <table:table-cell table:style-name="ce208"/>
          <table:table-cell table:style-name="ce267" table:number-columns-repeated="6"/>
          <table:table-cell table:number-columns-repeated="30"/>
        </table:table-row>
        <table:table-row table:style-name="ro6">
          <table:table-cell table:style-name="ce189" table:number-columns-repeated="2"/>
          <table:table-cell table:style-name="ce209" office:value-type="string" calcext:value-type="string">
            <text:p>Total: 24/70(14)</text:p>
          </table:table-cell>
          <table:table-cell table:style-name="ce267" table:number-columns-repeated="6"/>
          <table:table-cell table:number-columns-repeated="30"/>
        </table:table-row>
        <table:table-row table:style-name="ro6">
          <table:table-cell table:style-name="ce189" table:number-columns-repeated="2"/>
          <table:table-cell table:style-name="ce208"/>
          <table:table-cell table:style-name="ce267" table:number-columns-repeated="6"/>
          <table:table-cell table:number-columns-repeated="30"/>
        </table:table-row>
        <table:table-row table:style-name="ro6">
          <table:table-cell table:style-name="ce189" table:number-columns-repeated="2"/>
          <table:table-cell table:style-name="ce210"/>
          <table:table-cell table:style-name="ce267" table:number-columns-repeated="6"/>
          <table:table-cell table:number-columns-repeated="30"/>
        </table:table-row>
        <table:table-row table:style-name="ro6" table:number-rows-repeated="2">
          <table:table-cell table:style-name="ce189" table:number-columns-repeated="2"/>
          <table:table-cell table:style-name="ce208"/>
          <table:table-cell table:style-name="ce267" table:number-columns-repeated="6"/>
          <table:table-cell table:number-columns-repeated="30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211" table:number-columns-repeated="5"/>
          <table:table-cell table:number-columns-repeated="32"/>
        </table:table-row>
        <table:table-row table:style-name="ro7" table:number-rows-repeated="2">
          <table:table-cell table:number-columns-repeated="2"/>
          <table:table-cell table:style-name="ce212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16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17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18"/>
          <table:table-cell/>
          <table:table-cell table:style-name="ce270" table:number-columns-repeated="3"/>
          <table:table-cell table:number-columns-repeated="32"/>
        </table:table-row>
        <table:table-row table:style-name="ro7" table:number-rows-repeated="2">
          <table:table-cell table:number-columns-repeated="4"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3"/>
          <table:table-cell/>
          <table:table-cell table:style-name="ce270" table:number-columns-repeated="3"/>
          <table:table-cell table:number-columns-repeated="32"/>
        </table:table-row>
        <table:table-row table:style-name="ro7" table:number-rows-repeated="37">
          <table:table-cell table:number-columns-repeated="4"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3"/>
          <table:table-cell/>
          <table:table-cell table:style-name="ce270" table:number-columns-repeated="3"/>
          <table:table-cell table:number-columns-repeated="32"/>
        </table:table-row>
        <table:table-row table:style-name="ro7" table:number-rows-repeated="36">
          <table:table-cell table:number-columns-repeated="4"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4"/>
          <table:table-cell/>
          <table:table-cell table:style-name="ce270" table:number-columns-repeated="3"/>
          <table:table-cell table:number-columns-repeated="32"/>
        </table:table-row>
        <table:table-row table:style-name="ro7">
          <table:table-cell table:number-columns-repeated="2"/>
          <table:table-cell table:style-name="ce234"/>
          <table:table-cell/>
          <table:table-cell table:style-name="ce270" table:number-columns-repeated="3"/>
          <table:table-cell table:number-columns-repeated="32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7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365"/>
        <table:table-column table:style-name="co34" table:default-cell-style-name="ce368"/>
        <table:table-column table:style-name="co35" table:default-cell-style-name="ce267"/>
        <table:table-column table:style-name="co36" table:number-columns-repeated="3" table:default-cell-style-name="ce267"/>
        <table:table-column table:style-name="co37" table:default-cell-style-name="ce267"/>
        <table:table-column table:style-name="co38" table:default-cell-style-name="ce267"/>
        <table:table-column table:style-name="co1" table:default-cell-style-name="ce376"/>
        <table:table-column table:style-name="co39" table:default-cell-style-name="ce364"/>
        <table:table-column table:style-name="co40" table:default-cell-style-name="ce204"/>
        <table:table-column table:style-name="co41" table:default-cell-style-name="ce380"/>
        <table:table-column table:style-name="co35" table:number-columns-repeated="2" table:default-cell-style-name="ce380"/>
        <table:table-column table:style-name="co35" table:default-cell-style-name="ce382"/>
        <table:table-column table:style-name="co42" table:default-cell-style-name="ce380"/>
        <table:table-column table:style-name="co35" table:default-cell-style-name="ce380"/>
        <table:table-column table:style-name="co39" table:default-cell-style-name="Default"/>
        <table:table-column table:style-name="co43" table:default-cell-style-name="ce362"/>
        <table:table-column table:style-name="co11" table:default-cell-style-name="ce384"/>
        <table:table-column table:style-name="co44" table:default-cell-style-name="ce380"/>
        <table:table-column table:style-name="co45" table:number-columns-repeated="2" table:default-cell-style-name="ce380"/>
        <table:table-column table:style-name="co45" table:default-cell-style-name="ce382"/>
        <table:table-column table:style-name="co37" table:default-cell-style-name="ce380"/>
        <table:table-column table:style-name="co35" table:default-cell-style-name="ce380"/>
        <table:table-row table:style-name="ro1">
          <table:table-cell table:style-name="ce361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362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75" table:number-columns-spanned="1" table:number-rows-spanned="9"/>
          <table:table-cell table:style-name="ce377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83" table:number-columns-spanned="1" table:number-rows-spanned="12"/>
          <table:table-cell table:style-name="ce377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363" office:value-type="string" calcext:value-type="string">
            <text:p>№</text:p>
          </table:table-cell>
          <table:table-cell table:style-name="ce299" office:value-type="string" calcext:value-type="string">
            <text:p>Title</text:p>
          </table:table-cell>
          <table:table-cell table:style-name="ce36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362"/>
          <table:table-cell table:style-name="ce373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362"/>
          <table:covered-table-cell/>
          <table:table-cell table:style-name="ce363" office:value-type="string" calcext:value-type="string">
            <text:p>№</text:p>
          </table:table-cell>
          <table:table-cell table:style-name="ce299" office:value-type="string" calcext:value-type="string">
            <text:p>Title</text:p>
          </table:table-cell>
          <table:table-cell table:style-name="ce36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362"/>
          <table:table-cell table:style-name="ce373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362"/>
          <table:covered-table-cell/>
          <table:table-cell table:style-name="ce363" office:value-type="string" calcext:value-type="string">
            <text:p>№</text:p>
          </table:table-cell>
          <table:table-cell table:style-name="ce299" office:value-type="string" calcext:value-type="string">
            <text:p>Title</text:p>
          </table:table-cell>
          <table:table-cell table:style-name="ce36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362"/>
          <table:table-cell table:style-name="ce373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362"/>
        </table:table-row>
        <table:table-row table:style-name="ro10">
          <table:table-cell table:style-name="ce364" office:value-type="float" office:value="1" calcext:value-type="float">
            <text:p>1</text:p>
          </table:table-cell>
          <table:table-cell table:style-name="ce200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71" table:number-columns-repeated="2"/>
          <table:table-cell table:style-name="ce372"/>
          <table:table-cell table:style-name="ce374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71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71"/>
          <table:covered-table-cell/>
          <table:table-cell office:value-type="float" office:value="1" calcext:value-type="float">
            <text:p>1</text:p>
          </table:table-cell>
          <table:table-cell table:style-name="ce379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362" office:value-type="float" office:value="2" calcext:value-type="float">
            <text:p>2</text:p>
          </table:table-cell>
          <table:table-cell table:style-name="ce366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71" table:number-columns-repeated="2"/>
          <table:table-cell table:style-name="ce372"/>
          <table:table-cell table:style-name="ce374"/>
          <table:table-cell table:style-name="ce371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362" office:value-type="float" office:value="3" calcext:value-type="float">
            <text:p>3</text:p>
          </table:table-cell>
          <table:table-cell table:style-name="ce367" office:value-type="string" calcext:value-type="string">
            <text:p><text:a xlink:href="https://refactoring.guru/design-patterns/builder" xlink:type="simple">Builder</text:a></text:p>
          </table:table-cell>
          <table:table-cell table:style-name="ce371" table:number-columns-repeated="2"/>
          <table:table-cell table:style-name="ce372"/>
          <table:table-cell table:style-name="ce374"/>
          <table:table-cell table:style-name="ce371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362" office:value-type="float" office:value="4" calcext:value-type="float">
            <text:p>4</text:p>
          </table:table-cell>
          <table:table-cell table:style-name="ce366" office:value-type="string" calcext:value-type="string">
            <text:p><text:a xlink:href="https://refactoring.guru/design-patterns/prototype" xlink:type="simple">Prototype</text:a></text:p>
          </table:table-cell>
          <table:table-cell table:style-name="ce371" table:number-columns-repeated="2"/>
          <table:table-cell table:style-name="ce372"/>
          <table:table-cell table:style-name="ce374"/>
          <table:table-cell table:style-name="ce371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362" office:value-type="float" office:value="5" calcext:value-type="float">
            <text:p>5</text:p>
          </table:table-cell>
          <table:table-cell table:style-name="ce366" office:value-type="string" calcext:value-type="string">
            <text:p><text:a xlink:href="https://refactoring.guru/design-patterns/singleton" xlink:type="simple">Singleton</text:a></text:p>
          </table:table-cell>
          <table:table-cell table:style-name="ce371" table:number-columns-repeated="2"/>
          <table:table-cell table:style-name="ce372"/>
          <table:table-cell table:style-name="ce374"/>
          <table:table-cell table:style-name="ce371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67"/>
          <table:table-cell table:style-name="ce378"/>
          <table:table-cell table:style-name="ce322"/>
          <table:table-cell table:style-name="ce381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67"/>
          <table:table-cell table:style-name="ce378"/>
          <table:table-cell table:style-name="ce322"/>
          <table:table-cell table:style-name="ce381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67"/>
          <table:table-cell table:style-name="ce378"/>
          <table:table-cell table:style-name="ce322"/>
          <table:table-cell table:style-name="ce381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67"/>
          <table:table-cell table:style-name="ce378"/>
          <table:table-cell table:style-name="ce322"/>
          <table:table-cell table:style-name="ce381" table:number-columns-repeated="6"/>
          <table:table-cell/>
          <table:table-cell table:style-name="ce365"/>
          <table:table-cell table:style-name="ce385"/>
          <table:table-cell table:style-name="ce381" table:number-columns-repeated="6"/>
        </table:table-row>
        <table:table-row table:style-name="ro11">
          <table:table-cell table:number-columns-repeated="8"/>
          <table:table-cell table:style-name="ce267"/>
          <table:table-cell table:style-name="ce378"/>
          <table:table-cell table:style-name="ce322"/>
          <table:table-cell table:style-name="ce381" table:number-columns-repeated="6"/>
          <table:table-cell table:style-name="ce267"/>
          <table:table-cell table:style-name="ce365"/>
          <table:table-cell table:style-name="ce385"/>
          <table:table-cell table:style-name="ce381" table:number-columns-repeated="6"/>
        </table:table-row>
        <table:table-row table:style-name="ro1">
          <table:table-cell table:style-name="Default"/>
          <table:table-cell table:style-name="ce369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370" table:formula="of:=(1*100/22)" office:value-type="float" office:value="4.54545454545455" calcext:value-type="float" table:number-columns-spanned="25" table:number-rows-spanned="2">
            <text:p>4.55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6" table:default-cell-style-name="Default"/>
        <table:table-column table:style-name="co47" table:default-cell-style-name="Default"/>
        <table:table-column table:style-name="co32" table:number-columns-repeated="20" table:default-cell-style-name="Default"/>
        <table:table-row table:style-name="ro1">
          <table:table-cell table:style-name="ce361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377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11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386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387" office:value-type="string" calcext:value-type="string">
            <text:p>Name Data Structures</text:p>
          </table:table-cell>
          <table:table-cell table:style-name="ce387" office:value-type="string" calcext:value-type="string">
            <text:p>Theory</text:p>
          </table:table-cell>
          <table:table-cell table:style-name="ce387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387" office:value-type="string" calcext:value-type="string">
            <text:p>Linked List</text:p>
          </table:table-cell>
          <table:table-cell table:style-name="ce388"/>
          <table:table-cell table:style-name="ce387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387" office:value-type="string" calcext:value-type="string">
            <text:p>Stack</text:p>
          </table:table-cell>
          <table:table-cell table:style-name="ce388"/>
          <table:table-cell table:style-name="ce387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table:table-column table:style-name="co32" table:default-cell-style-name="Default"/>
        <table:table-row table:style-name="ro1">
          <table:table-cell/>
        </table:table-row>
      </table:table>
      <table:table table:name="Vulkan Api" table:style-name="ta1">
        <table:table-column table:style-name="co48" table:default-cell-style-name="ce387"/>
        <table:table-column table:style-name="co32" table:number-columns-repeated="2" table:default-cell-style-name="Default"/>
        <table:table-row table:style-name="ro15">
          <table:table-cell table:style-name="ce389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table:table-column table:style-name="co49" table:default-cell-style-name="ce392"/>
        <table:table-column table:style-name="co6" table:default-cell-style-name="ce393"/>
        <table:table-column table:style-name="co50" table:default-cell-style-name="ce394"/>
        <table:table-column table:style-name="co32" table:default-cell-style-name="Default"/>
        <table:table-column table:style-name="co51" table:default-cell-style-name="Default"/>
        <table:table-column table:style-name="co32" table:default-cell-style-name="Default"/>
        <table:table-row table:style-name="ro16">
          <table:table-cell table:style-name="ce390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395" office:value-type="string" calcext:value-type="string" table:number-columns-spanned="2" table:number-rows-spanned="1">
            <text:p>VS Code</text:p>
          </table:table-cell>
          <table:covered-table-cell table:style-name="ce397"/>
        </table:table-row>
        <table:table-row table:style-name="ro11">
          <table:table-cell table:style-name="ce391" office:value-type="string" calcext:value-type="string">
            <text:p>Name library</text:p>
          </table:table-cell>
          <table:table-cell table:style-name="ce391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396" office:value-type="string" calcext:value-type="string">
            <text:p>Config</text:p>
          </table:table-cell>
          <table:table-cell table:style-name="ce398" office:value-type="string" calcext:value-type="string">
            <text:p><text:a xlink:href="https://drive.google.com/file/d/17XRQB6N7aaM7-7yYdjehCfwqMw_jWudC/view?usp=sharing" xlink:type="simple">#1</text:a></text:p>
          </table:table-cell>
        </table:table-row>
        <table:table-row table:style-name="ro11">
          <table:table-cell office:value-type="string" calcext:value-type="string">
            <office:annotation draw:style-name="gr3" draw:text-style-name="P4" svg:width="1.1413in" svg:height="0.7083in" svg:x="1.6831in" svg:y="0.0972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388" office:value-type="string" calcext:value-type="string">
            <text:p>Linux shortcuts</text:p>
          </table:table-cell>
          <table:table-cell table:style-name="ce325" office:value-type="string" calcext:value-type="string">
            <text:p><text:a xlink:href="https://drive.google.com/file/d/1XgwP9A8AUKsDsB4ya5h5rW7H0ppziBZg/view?usp=sharing" xlink:type="simple">#1</text:a></text:p>
          </table:table-cell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388" office:value-type="string" calcext:value-type="string">
            <text:p>Windows shortcuts</text:p>
          </table:table-cell>
          <table:table-cell table:style-name="ce325" office:value-type="string" calcext:value-type="string">
            <text:p><text:a xlink:href="https://drive.google.com/file/d/1cauS82sHddF4iCwkPYqgWgrhXjzZW5sC/view?usp=sharing" xlink:type="simple">#1</text:a></text:p>
          </table:table-cell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393" office:value-type="string" calcext:value-type="string">
            <text:p><text:span text:style-name="T17"><text:a xlink:href="https://openal-soft.org/openal-binaries/" xlink:type="simple">#2</text:a></text:span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393" office:value-type="string" calcext:value-type="string">
            <text:p><text:a xlink:href="https://www.libsdl.org/download-2.0.php" xlink:type="simple">#2</text:a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5:16:25.290169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3.2$Linux_X86_64 LibreOffice_project/85aa6f776c6af63185291a519637a4f7af4e8a3b</meta:generator>
    <dc:date>2020-06-01T15:15:08.227836189</dc:date>
    <meta:editing-duration>P2DT9H49M57S</meta:editing-duration>
    <meta:editing-cycles>252</meta:editing-cycles>
    <meta:document-statistic meta:table-count="6" meta:cell-count="700" meta:object-count="0"/>
  </office:meta>
</office:document-meta>
</file>